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M-9 микропроцессор AT91RM9200</text:p>
      <text:p text:style-name="Standard"/>
      <text:p text:style-name="Standard">План по изучению:</text:p>
      <text:list xml:id="list867086270" text:style-name="L1">
        <text:list-item>
          <text:p text:style-name="P1">Подготовка среды для работы с мп</text:p>
        </text:list-item>
        <text:list-item>
          <text:p text:style-name="P1">«Hello, World!» - запуск простейших программ на мп.</text:p>
          <text:list>
            <text:list-item>
              <text:p text:style-name="P1">Старт мп и включение отладочного светодиода.</text:p>
            </text:list-item>
            <text:list-item>
              <text:p text:style-name="P1">Мигание отладочным светодиодом по убывающей частоте.</text:p>
            </text:list-item>
          </text:list>
        </text:list-item>
        <text:list-item>
          <text:p text:style-name="P1">Серийны порт — ввод и вывод в серийную консоль.</text:p>
          <text:list>
            <text:list-item>
              <text:p text:style-name="P1">Инициализация серийного порта dbgu.</text:p>
            </text:list-item>
            <text:list-item>
              <text:p text:style-name="P1">Вывод тестового символа.</text:p>
            </text:list-item>
            <text:list-item>
              <text:p text:style-name="P1">Считывание и вывод тестового символа</text:p>
            </text:list-item>
            <text:list-item>
              <text:p text:style-name="P1">Вывод тестовой строки</text:p>
            </text:list-item>
            <text:list-item>
              <text:p text:style-name="P1">Считывание и вывод тестовой строки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2:12:06</meta:creation-date>
    <dc:date>2011-09-30T23:38:27</dc:date>
    <meta:editing-duration>PT3H9M5S</meta:editing-duration>
    <meta:editing-cycles>10</meta:editing-cycles>
    <meta:generator>LibreOffice/3.3$Linux LibreOffice_project/330m19$Build-401</meta:generator>
    <meta:document-statistic meta:table-count="0" meta:image-count="0" meta:object-count="0" meta:page-count="1" meta:paragraph-count="12" meta:word-count="71" meta:character-count="444"/>
  </office:meta>
</office:document-meta>
</file>